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 Narrow" svg:font-family="'Liberation Sans Narrow'" style:font-family-generic="swiss"/>
    <style:font-face style:name="TimesETX" svg:font-family="TimesETX, 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95%" fo:text-align="start" style:justify-single-word="false">
        <style:tab-stops>
          <style:tab-stop style:position="5.106cm" style:type="char" style:char=","/>
          <style:tab-stop style:position="6.602cm" style:type="right" style:leader-style="solid" style:leader-text="_"/>
        </style:tab-stops>
      </style:paragraph-properties>
      <style:text-properties style:font-name="Liberation Sans Narrow1" fo:font-size="8.5pt" fo:font-weight="bold" officeooo:paragraph-rsid="005abd33" style:font-size-asian="8.5pt" style:font-weight-asian="bold" style:font-size-complex="8.5pt" style:font-weight-complex="bold"/>
    </style:style>
    <style:style style:name="P2" style:family="paragraph" style:parent-style-name="Standard">
      <style:paragraph-properties fo:line-height="95%" fo:text-align="start" style:justify-single-word="false">
        <style:tab-stops>
          <style:tab-stop style:position="5.997cm" style:type="char" style:char=","/>
        </style:tab-stops>
      </style:paragraph-properties>
      <style:text-properties style:font-name="Liberation Sans Narrow1" fo:font-size="8.5pt" fo:font-weight="bold" officeooo:paragraph-rsid="005abd33" style:font-size-asian="8.5pt" style:font-weight-asian="bold" style:font-size-complex="8.5pt" style:font-weight-complex="bold"/>
    </style:style>
    <style:style style:name="P3" style:family="paragraph" style:parent-style-name="Standard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81a209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P5" style:family="paragraph" style:parent-style-name="Standard">
      <style:paragraph-properties fo:line-height="95%" fo:text-align="center" style:justify-single-word="false"/>
      <style:text-properties style:font-name="Liberation Sans Narrow1" fo:font-weight="bold" officeooo:paragraph-rsid="002e734f" style:font-weight-asian="bold" style:font-weight-complex="bold"/>
    </style:style>
    <style:style style:name="P6" style:family="paragraph" style:parent-style-name="Standard">
      <style:paragraph-properties fo:line-height="95%" fo:text-align="center" style:justify-single-word="false"/>
      <style:text-properties officeooo:paragraph-rsid="002e734f"/>
    </style:style>
    <style:style style:name="P7" style:family="paragraph" style:parent-style-name="Standard">
      <style:paragraph-properties fo:line-height="95%" fo:text-align="center" style:justify-single-word="false"/>
      <style:text-properties officeooo:paragraph-rsid="005df34e"/>
    </style:style>
    <style:style style:name="P8" style:family="paragraph" style:parent-style-name="Standard">
      <style:paragraph-properties fo:line-height="95%" fo:text-align="center" style:justify-single-word="false"/>
      <style:text-properties officeooo:paragraph-rsid="0075114a"/>
    </style:style>
    <style:style style:name="P9" style:family="paragraph" style:parent-style-name="Standard">
      <style:paragraph-properties fo:line-height="95%" fo:text-align="center" style:justify-single-word="false"/>
      <style:text-properties officeooo:paragraph-rsid="005d2668"/>
    </style:style>
    <style:style style:name="P10" style:family="paragraph" style:parent-style-name="Standard">
      <style:paragraph-properties fo:line-height="95%" fo:text-align="center" style:justify-single-word="false"/>
      <style:text-properties officeooo:paragraph-rsid="00800b99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80ec70"/>
    </style:style>
    <style:style style:name="P12" style:family="paragraph" style:parent-style-name="Standard">
      <style:paragraph-properties fo:line-height="95%" fo:text-align="center" style:justify-single-word="false"/>
      <style:text-properties officeooo:paragraph-rsid="0081a209"/>
    </style:style>
    <style:style style:name="P13" style:family="paragraph" style:parent-style-name="Standard">
      <style:paragraph-properties fo:line-height="95%" fo:text-align="center" style:justify-single-word="false"/>
      <style:text-properties officeooo:paragraph-rsid="005c7f97"/>
    </style:style>
    <style:style style:name="P14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2e734f" style:font-size-asian="8.5pt" style:font-weight-asian="bold" style:font-size-complex="8.5pt" style:font-weight-complex="bold"/>
    </style:style>
    <style:style style:name="P15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800b99" style:font-size-asian="8.5pt" style:font-weight-asian="bold" style:font-size-complex="8.5pt" style:font-weight-complex="bold"/>
    </style:style>
    <style:style style:name="P16" style:family="paragraph" style:parent-style-name="Standard">
      <style:paragraph-properties fo:line-height="95%" fo:text-align="center" style:justify-single-word="false"/>
      <style:text-properties style:text-position="0% 100%" style:font-name="Liberation Sans Narrow1" fo:font-size="8.5pt" fo:font-weight="bold" officeooo:rsid="002e734f" officeooo:paragraph-rsid="008389b5" style:font-size-asian="8.5pt" style:font-weight-asian="bold" style:font-size-complex="8.5pt" style:font-weight-complex="bold"/>
    </style:style>
    <style:style style:name="P17" style:family="paragraph" style:parent-style-name="Перечень_20_баллонов">
      <style:paragraph-properties fo:line-height="95%" fo:text-align="center" style:justify-single-word="false"/>
      <style:text-properties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P18" style:family="paragraph" style:parent-style-name="Перечень_20_баллонов">
      <style:paragraph-properties fo:line-height="95%" fo:text-align="center" style:justify-single-word="false"/>
      <style:text-properties officeooo:paragraph-rsid="005c7f97"/>
    </style:style>
    <style:style style:name="P19" style:family="paragraph" style:parent-style-name="Standard">
      <style:paragraph-properties fo:line-height="95%" fo:text-align="center" style:justify-single-word="false" fo:break-before="page"/>
      <style:text-properties style:text-position="0% 100%" style:font-name="Liberation Sans Narrow1" fo:font-size="8.5pt" fo:font-weight="bold" officeooo:rsid="002e734f" officeooo:paragraph-rsid="005c7f97" style:font-size-asian="8.5pt" style:font-weight-asian="bold" style:font-size-complex="8.5pt" style:font-weight-complex="bold"/>
    </style:style>
    <style:style style:name="T1" style:family="text">
      <style:text-properties officeooo:rsid="004b3e01"/>
    </style:style>
    <style:style style:name="T2" style:family="text">
      <style:text-properties style:text-position="0% 100%" style:font-name="Liberation Sans Narrow1" fo:font-size="8.5pt" fo:font-weight="bold" officeooo:rsid="002e734f" style:font-size-asian="8.5pt" style:font-weight-asian="bold" style:font-size-complex="8.5pt" style:font-weight-complex="bold"/>
    </style:style>
    <style:style style:name="T3" style:family="text">
      <style:text-properties style:text-position="0% 100%" style:font-name="Liberation Sans Narrow1" fo:font-size="8.5pt" fo:font-weight="bold" officeooo:rsid="005df34e" style:font-size-asian="8.5pt" style:font-weight-asian="bold" style:font-size-complex="8.5pt" style:font-weight-complex="bold"/>
    </style:style>
    <style:style style:name="T4" style:family="text">
      <style:text-properties style:text-position="0% 100%" style:font-name="Liberation Sans Narrow1" fo:font-size="8.5pt" fo:font-weight="bold" officeooo:rsid="005c7f97" style:font-size-asian="8.5pt" style:font-weight-asian="bold" style:font-size-complex="8.5pt" style:font-weight-complex="bold"/>
    </style:style>
    <style:style style:name="T5" style:family="text">
      <style:text-properties style:text-position="0% 100%" style:font-name="Liberation Sans Narrow1" fo:font-size="8.5pt" fo:font-weight="bold" officeooo:rsid="005d2668" style:font-size-asian="8.5pt" style:font-weight-asian="bold" style:font-size-complex="8.5pt" style:font-weight-complex="bold"/>
    </style:style>
    <style:style style:name="T6" style:family="text">
      <style:text-properties style:text-position="0% 100%" style:font-name="Liberation Sans Narrow1" fo:font-size="8.5pt" fo:font-weight="bold" officeooo:rsid="0060f6ef" style:font-size-asian="8.5pt" style:font-weight-asian="bold" style:font-size-complex="8.5pt" style:font-weight-complex="bold"/>
    </style:style>
    <style:style style:name="T7" style:family="text">
      <style:text-properties style:text-position="0% 100%" style:font-name="Liberation Sans Narrow1" fo:font-size="8.5pt" fo:font-weight="bold" officeooo:rsid="0075114a" style:font-size-asian="8.5pt" style:font-weight-asian="bold" style:font-size-complex="8.5pt" style:font-weight-complex="bold"/>
    </style:style>
    <style:style style:name="T8" style:family="text">
      <style:text-properties style:text-position="0% 100%" style:font-name="Liberation Sans Narrow1" fo:font-size="8.5pt" fo:language="en" fo:country="US" fo:font-weight="bold" officeooo:rsid="005c7f97" style:font-size-asian="8.5pt" style:font-weight-asian="bold" style:font-size-complex="8.5pt" style:font-weight-complex="bold"/>
    </style:style>
    <style:style style:name="T9" style:family="text">
      <style:text-properties style:text-position="0% 100%" style:font-name="Liberation Sans Narrow1" fo:font-size="8.5pt" fo:language="en" fo:country="US" fo:font-weight="bold" officeooo:rsid="0080ec70" style:font-size-asian="8.5pt" style:font-weight-asian="bold" style:font-size-complex="8.5pt" style:font-weight-complex="bold"/>
    </style:style>
    <style:style style:name="T10" style:family="text">
      <style:text-properties style:text-position="0% 100%" style:font-name="Liberation Sans Narrow1" fo:font-size="8.5pt" fo:language="en" fo:country="US" fo:font-weight="bold" officeooo:rsid="008265d5" style:font-size-asian="8.5pt" style:font-weight-asian="bold" style:font-size-complex="8.5pt" style:font-weight-complex="bold"/>
    </style:style>
    <style:style style:name="T11" style:family="text">
      <style:text-properties style:text-position="0% 100%" style:font-name="Liberation Sans Narrow1" fo:font-size="8.5pt" style:font-size-asian="8.5pt" style:font-size-complex="8.5pt"/>
    </style:style>
    <style:style style:name="T12" style:family="text">
      <style:text-properties style:text-position="0% 100%" style:font-name="Liberation Sans Narrow1" officeooo:rsid="002e734f"/>
    </style:style>
    <style:style style:name="T13" style:family="text">
      <style:text-properties style:text-position="0% 100%" style:font-name="Liberation Sans Narrow1" fo:language="en" fo:country="US" style:text-underline-style="solid" style:text-underline-width="auto" style:text-underline-color="font-color" officeooo:rsid="00527be7"/>
    </style:style>
    <style:style style:name="T14" style:family="text">
      <style:text-properties style:text-position="0% 100%" style:font-name="Liberation Sans Narrow1" fo:language="en" fo:country="US" style:text-underline-style="solid" style:text-underline-width="auto" style:text-underline-color="font-color" officeooo:rsid="002e734f"/>
    </style:style>
    <style:style style:name="T15" style:family="text">
      <style:text-properties style:text-position="0% 100%" style:font-name="Liberation Sans Narrow1" style:text-underline-style="solid" style:text-underline-width="auto" style:text-underline-color="font-color" officeooo:rsid="002e734f"/>
    </style:style>
    <style:style style:name="T16" style:family="text">
      <style:text-properties style:text-position="0% 100%" style:font-name="Liberation Sans Narrow" fo:font-size="8.5pt" fo:font-weight="bold" officeooo:rsid="005df34e" style:font-size-asian="8.5pt" style:font-weight-asian="bold" style:font-size-complex="8.5pt" style:font-weight-complex="bold"/>
    </style:style>
    <style:style style:name="T17" style:family="text">
      <style:text-properties style:text-position="0% 100%" style:font-name="Liberation Sans Narrow" fo:font-size="8.5pt" fo:language="en" fo:country="US" fo:font-weight="bold" officeooo:rsid="0060f6ef" style:font-size-asian="8.5pt" style:font-weight-asian="bold" style:font-size-complex="8.5pt" style:font-weight-complex="bold"/>
    </style:style>
    <style:style style:name="T18" style:family="text">
      <style:text-properties style:text-position="0% 100%" style:font-name="Liberation Sans Narrow" fo:language="en" fo:country="US" officeooo:rsid="005df34e"/>
    </style:style>
    <style:style style:name="T19" style:family="text">
      <style:text-properties style:text-position="0% 100%" fo:language="en" fo:country="US" officeooo:rsid="00a166ef"/>
    </style:style>
    <style:style style:name="T20" style:family="text">
      <style:text-properties style:text-position="0% 100%" fo:language="en" fo:country="US" officeooo:rsid="005c7f97"/>
    </style:style>
    <style:style style:name="T21" style:family="text">
      <style:text-properties style:text-position="0% 100%" fo:language="en" fo:country="US" style:text-underline-style="solid" style:text-underline-width="auto" style:text-underline-color="font-color" officeooo:rsid="008265d5"/>
    </style:style>
    <style:style style:name="T22" style:family="text">
      <style:text-properties style:text-position="0% 100%" fo:font-size="8.5pt" officeooo:rsid="002e734f" style:font-size-asian="8.5pt" style:font-size-complex="8.5pt"/>
    </style:style>
    <style:style style:name="T23" style:family="text">
      <style:text-properties style:text-position="0% 100%" fo:font-size="8.5pt" officeooo:rsid="003abb2a" style:font-size-asian="8.5pt" style:font-size-complex="8.5pt"/>
    </style:style>
    <style:style style:name="T24" style:family="text">
      <style:text-properties fo:font-size="8.5pt" officeooo:rsid="0080909e" style:font-size-asian="8.5pt" style:font-size-complex="8.5pt"/>
    </style:style>
    <style:style style:name="T25" style:family="text">
      <style:text-properties officeooo:rsid="00a77a19"/>
    </style:style>
    <style:style style:name="T26" style:family="text">
      <style:text-properties officeooo:rsid="005d2668"/>
    </style:style>
    <style:style style:name="T27" style:family="text">
      <style:text-properties officeooo:rsid="0084a0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relatorio://for%20each=%22batch%20in%20o.batchs%22" text:style-name="Internet_20_link" text:visited-style-name="Visited_20_Internet_20_Link"><text:span text:style-name="T25">for each="batch in o.batchs"</text:span></text:a></text:p>
      <text:p text:style-name="P13"><text:a xlink:type="simple" xlink:href="relatorio://for%20each=%22cilgroup%20in%20batch.cilgroups%22" text:style-name="Internet_20_link" text:visited-style-name="Visited_20_Internet_20_Link"><text:span text:style-name="T10">for each="cilgroup in batch.cilgroups"</text:span></text:a></text:p>
      <text:p text:style-name="P17"><text:a xlink:type="simple" xlink:href="relatorio://for%20each=%22cil%20in%20cilgroup.cils%22" text:style-name="Internet_20_link" text:visited-style-name="Visited_20_Internet_20_Link"><text:span text:style-name="T19">for each="cil in cilgroup.cils"</text:span></text:a></text:p>
      <text:p text:style-name="P18"><text:a xlink:type="simple" xlink:href="relatorio://if%20test=%22cil.count!='нет'%22" text:style-name="Internet_20_link" text:visited-style-name="Visited_20_Internet_20_Link"><text:span text:style-name="T4">if test="cil.count!='нет'"</text:span></text:a></text:p>
      <text:p text:style-name="P18"><text:a xlink:type="simple" xlink:href="relatorio://for%20each=%22i%20in%20range(int(cil.count_))%22" text:style-name="Internet_20_link" text:visited-style-name="Visited_20_Internet_20_Link"><text:span text:style-name="T27">for each="i in range(int(cil.count_))"</text:span></text:a></text:p>
      <text:p text:style-name="P19">ООО «ЛЮБЕРГАЗ»</text:p>
      <text:p text:style-name="P14">Россия, Московская обл., г. Лыткарино, </text:p>
      <text:p text:style-name="P14">территория <text:span text:style-name="T1">промзона Тураево, стр. 44</text:span></text:p>
      <text:p text:style-name="P14">Тел. / факс: +7(495)664-25-15</text:p>
      <text:p text:style-name="P14">E-mail: lubergaz@mail.ru</text:p>
      <text:p text:style-name="P14">Кислород газообразный медицинский</text:p>
      <text:p text:style-name="P14">Кислород</text:p>
      <text:p text:style-name="P15">газ сжатый</text:p>
      <text:p text:style-name="P10"><text:a xlink:type="simple" xlink:href="relatorio://if%20test=%22cilgroup.pressure%20==14.7%22" text:style-name="Internet_20_link" text:visited-style-name="Visited_20_Internet_20_Link"><text:span text:style-name="T24">if test="cilgroup.pressure ==14.7"</text:span></text:a></text:p>
      <text:p text:style-name="P7"><text:a xlink:type="simple" xlink:href="relatorio://if%20test=%22cilgroup.name%20==%20'Баллоны'%22" text:style-name="Internet_20_link" text:visited-style-name="Visited_20_Internet_20_Link"><text:span text:style-name="T7">if test="cilgroup.name == 'Баллоны'"</text:span></text:a></text:p>
      <text:p text:style-name="P8"><text:a xlink:type="simple" xlink:href="relatorio://cil.gaz_count" text:style-name="Internet_20_link" text:visited-style-name="Visited_20_Internet_20_Link"><text:span text:style-name="T4">cil.gaz_count</text:span></text:a><text:span text:style-name="T11"> </text:span><text:span text:style-name="T2">м</text:span><text:span text:style-name="T16">³</text:span><text:span text:style-name="T2"> в баллоне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3"> </text:span><text:span text:style-name="T2">дм</text:span><text:span text:style-name="T16">³</text:span></text:p>
      <text:p text:style-name="P8"><text:a xlink:type="simple" xlink:href="relatorio:///if" text:style-name="Internet_20_link" text:visited-style-name="Visited_20_Internet_20_Link"><text:span text:style-name="T4">/if</text:span></text:a></text:p>
      <text:p text:style-name="P8"><text:a xlink:type="simple" xlink:href="relatorio://if%20test=%22cilgroup.name%20==%20'Моноблоки'%22" text:style-name="Internet_20_link" text:visited-style-name="Visited_20_Internet_20_Link"><text:span text:style-name="T7">if test="cilgroup.name == 'Моноблоки'"</text:span></text:a></text:p>
      <text:p text:style-name="P8"><text:a xlink:type="simple" xlink:href="relatorio://cil.gaz_count" text:style-name="Internet_20_link" text:visited-style-name="Visited_20_Internet_20_Link"><text:span text:style-name="T4">cil.gaz_count</text:span></text:a><text:span text:style-name="T3"> </text:span><text:span text:style-name="T2">м</text:span><text:span text:style-name="T16">³</text:span><text:span text:style-name="T3"> в моноблоке<text:line-break/>(</text:span><text:a xlink:type="simple" xlink:href="relatorio://cil.count_in_mono" text:style-name="Internet_20_link" text:visited-style-name="Visited_20_Internet_20_Link"><text:span text:style-name="T6">cil.count_in_mono</text:span></text:a><text:span text:style-name="T3"> баллонов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4"> </text:span><text:span text:style-name="T3">дм</text:span><text:span text:style-name="T16">³</text:span><text:span text:style-name="T3"> по </text:span><text:a xlink:type="simple" xlink:href="relatorio://cil.gaz_count_in_mono" text:style-name="Internet_20_link" text:visited-style-name="Visited_20_Internet_20_Link"><text:span text:style-name="T6">cil.gaz_count_in_mono</text:span></text:a><text:span text:style-name="T3"> м</text:span><text:span text:style-name="T16">³</text:span><text:span text:style-name="T17">)</text:span></text:p>
      <text:p text:style-name="P8"><text:a xlink:type="simple" xlink:href="relatorio:///if" text:style-name="Internet_20_link" text:visited-style-name="Visited_20_Internet_20_Link"><text:span text:style-name="T8">/if</text:span></text:a></text:p>
      <text:p text:style-name="P10"><text:span text:style-name="T3">при избыточном давлении </text:span><text:a xlink:type="simple" xlink:href="relatorio://cil.pressure" text:style-name="Internet_20_link" text:visited-style-name="Visited_20_Internet_20_Link"><text:span text:style-name="T3">cil.pressure</text:span></text:a><text:span text:style-name="T3"> ± 0,5 МПа <text:line-break/>(</text:span><text:a xlink:type="simple" xlink:href="relatorio://cil.pressure_at" text:style-name="Internet_20_link" text:visited-style-name="Visited_20_Internet_20_Link"><text:span text:style-name="T3">cil.pressure_at</text:span></text:a><text:span text:style-name="T3"> ± 5 кгс/см</text:span><text:span text:style-name="T16">²</text:span><text:span text:style-name="T3">) и температуре </text:span><text:a xlink:type="simple" xlink:href="relatorio://cil.temperature" text:style-name="Internet_20_link" text:visited-style-name="Visited_20_Internet_20_Link"><text:span text:style-name="T3">cil.temperature</text:span></text:a><text:span text:style-name="T3"> °С</text:span></text:p>
      <text:p text:style-name="P11"><text:a xlink:type="simple" xlink:href="relatorio:///if" text:style-name="Internet_20_link" text:visited-style-name="Visited_20_Internet_20_Link"><text:span text:style-name="T8">/if</text:span></text:a></text:p>
      <text:p text:style-name="P11"><text:a xlink:type="simple" xlink:href="relatorio://if%20test=%22cilgroup.pressure%20==19.6%22" text:style-name="Internet_20_link" text:visited-style-name="Visited_20_Internet_20_Link"><text:span text:style-name="T9">if test="cilgroup.pressure ==19.6"</text:span></text:a></text:p>
      <text:p text:style-name="P12"><text:a xlink:type="simple" xlink:href="relatorio://cil.gaz_count" text:style-name="Internet_20_link" text:visited-style-name="Visited_20_Internet_20_Link"><text:span text:style-name="T4">cil.gaz_count</text:span></text:a><text:span text:style-name="T11"> </text:span><text:span text:style-name="T2">м</text:span><text:span text:style-name="T16">³</text:span><text:span text:style-name="T2"> в баллоне вместимостью </text:span><text:a xlink:type="simple" xlink:href="relatorio://cil.volume_single" text:style-name="Internet_20_link" text:visited-style-name="Visited_20_Internet_20_Link"><text:span text:style-name="T3">cil.volume_single</text:span></text:a><text:span text:style-name="T3"> </text:span><text:span text:style-name="T2">дм</text:span><text:span text:style-name="T16">³</text:span></text:p>
      <text:p text:style-name="P3"><text:span text:style-name="T18">при избыточном давлении </text:span><text:a xlink:type="simple" xlink:href="relatorio://cil.pressure" text:style-name="Internet_20_link" text:visited-style-name="Visited_20_Internet_20_Link">cil.pressure</text:a><text:span text:style-name="T18"> МПа <text:line-break/>(</text:span><text:a xlink:type="simple" xlink:href="relatorio://cil.pressure_at" text:style-name="Internet_20_link" text:visited-style-name="Visited_20_Internet_20_Link">cil.pressure_at</text:a><text:span text:style-name="T18"> кгс/см²) и температуре </text:span><text:a xlink:type="simple" xlink:href="relatorio://cil.temperature" text:style-name="Internet_20_link" text:visited-style-name="Visited_20_Internet_20_Link">cil.temperature</text:a><text:span text:style-name="T18"> °С</text:span></text:p>
      <text:p text:style-name="P3"><text:a xlink:type="simple" xlink:href="relatorio:///if" text:style-name="Internet_20_link" text:visited-style-name="Visited_20_Internet_20_Link"><text:span text:style-name="T20">/if</text:span></text:a></text:p>
      <text:p text:style-name="P5"><text:span text:style-name="T22">Р №</text:span><text:span text:style-name="T23">001846-200912</text:span></text:p>
      <text:p text:style-name="P1"><text:soft-page-break/><text:span text:style-name="T12">Партия (серия) №</text:span><text:span text:style-name="T13"> </text:span><text:a xlink:type="simple" xlink:href="relatorio://batch.partia" text:style-name="Internet_20_link" text:visited-style-name="Visited_20_Internet_20_Link"><text:span text:style-name="T21">batch.partia</text:span></text:a><text:span text:style-name="T12"><text:tab/>Баллон № <text:tab/></text:span></text:p>
      <text:p text:style-name="P2"><text:span text:style-name="T12">Дата изготовления</text:span><text:span text:style-name="T15"> </text:span><text:a xlink:type="simple" xlink:href="relatorio://batch.date" text:style-name="Internet_20_link" text:visited-style-name="Visited_20_Internet_20_Link"><text:span text:style-name="T21">batch.date</text:span></text:a><text:span text:style-name="T13"> </text:span><text:span text:style-name="T12"><text:tab/>Годен до</text:span><text:span text:style-name="T14"> </text:span><text:a xlink:type="simple" xlink:href="relatorio://batch.srok" text:style-name="Internet_20_link" text:visited-style-name="Visited_20_Internet_20_Link"><text:span text:style-name="T21">batch.srok</text:span></text:a><text:span text:style-name="T13"> </text:span></text:p>
      <text:p text:style-name="P14">Ингаляционно</text:p>
      <text:p text:style-name="P14">Для специализированных лечебных учреждений, кабинетов физиотерапии, а также предприятий и организаций в целях обеспечения кислородно-дыхательных систем</text:p>
      <text:p text:style-name="P14">Хранить в сухом отдельном помещении или на открытых площадках под навесом, защищенных от атмосферных осадков и прямых солнечных лучей, вдали от источников отопления и источников открытого огня при температуре<text:line-break/>от минус 50 °С до 50 °С.</text:p>
      <text:p text:style-name="P14">Хранить в недоступном для детей месте. </text:p>
      <text:p text:style-name="P14">Маслоопасно!</text:p>
      <text:p text:style-name="P16">Не применять по истечении срока годности, указанного на баллоне!</text:p>
      <text:p text:style-name="P16"><text:a xlink:type="simple" xlink:href="relatorio:///for" text:style-name="Internet_20_link" text:visited-style-name="Visited_20_Internet_20_Link"><text:span text:style-name="T26">/for</text:span></text:a></text:p>
      <text:p text:style-name="P6"><text:a xlink:type="simple" xlink:href="relatorio:///if" text:style-name="Internet_20_link" text:visited-style-name="Visited_20_Internet_20_Link"><text:span text:style-name="T4">/if</text:span></text:a></text:p>
      <text:p text:style-name="P6"><text:a xlink:type="simple" xlink:href="relatorio:///for" text:style-name="Internet_20_link" text:visited-style-name="Visited_20_Internet_20_Link"><text:span text:style-name="T5">/for</text:span></text:a></text:p>
      <text:p text:style-name="P9"><text:a xlink:type="simple" xlink:href="relatorio:///for" text:style-name="Internet_20_link" text:visited-style-name="Visited_20_Internet_20_Link"><text:span text:style-name="T5">/for</text:span></text:a></text:p>
      <text:p text:style-name="P9"><text:a xlink:type="simple" xlink:href="relatori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ans Narrow" svg:font-family="'Liberation Sans Narrow'" style:font-family-generic="swiss"/>
    <style:font-face style:name="TimesETX" svg:font-family="TimesETX, 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Перечень_20_баллонов" style:display-name="Перечень баллонов" style:family="paragraph" style:parent-style-name="Table_20_Contents">
      <style:paragraph-properties>
        <style:tab-stops>
          <style:tab-stop style:position="3cm" style:leader-style="solid" style:leader-text="-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cm" loext:contextual-spacing="false" fo:text-align="center" style:justify-single-word="false" fo:text-indent="0cm" style:auto-text-indent="false" fo:keep-with-next="always"/>
      <style:text-properties style:font-name="TimesETX" fo:font-family="TimesETX, 'Times New Roman'" style:font-pitch="variable" fo:font-size="14pt" style:font-size-asian="14pt" style:font-name-complex="TimesETX" style:font-family-complex="TimesETX, 'Times New Roman'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normal" style:font-size-asian="10.5pt" style:font-weight-asian="bold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/>
      <style:text-properties style:font-name="Arial" fo:font-family="Arial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2cm" fo:page-height="9.999cm" style:num-format="1" style:print-orientation="portrait" fo:margin-top="0.3cm" fo:margin-bottom="0.3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5-18T14:31:44.817000000</meta:creation-date>
    <dc:date>2020-02-25T15:39:28.798000000</dc:date>
    <meta:editing-duration>PT7H6M1S</meta:editing-duration>
    <meta:editing-cycles>98</meta:editing-cycles>
    <meta:generator>LibreOffice/6.3.3.2$Windows_x86 LibreOffice_project/a64200df03143b798afd1ec74a12ab50359878ed</meta:generator>
    <meta:document-statistic meta:table-count="0" meta:image-count="0" meta:object-count="0" meta:page-count="3" meta:paragraph-count="40" meta:word-count="212" meta:character-count="1596" meta:non-whitespace-character-count="1428"/>
  </office:meta>
</office:document-meta>
</file>